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sans-serif"/>
    <style:font-face style:name="monospace" svg:font-family="monospac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83041"/>
    </style:style>
    <style:style style:name="P2" style:family="paragraph" style:parent-style-name="Standard">
      <style:text-properties officeooo:paragraph-rsid="001d341b"/>
    </style:style>
    <style:style style:name="P3" style:family="paragraph" style:parent-style-name="Standard">
      <style:text-properties officeooo:paragraph-rsid="001e42ac"/>
    </style:style>
    <style:style style:name="P4" style:family="paragraph" style:parent-style-name="Standard">
      <style:text-properties fo:font-weight="normal" officeooo:paragraph-rsid="001e42ac" style:font-weight-asian="normal" style:font-weight-complex="normal"/>
    </style:style>
    <style:style style:name="P5" style:family="paragraph" style:parent-style-name="Preformatted_20_Text">
      <style:text-properties officeooo:paragraph-rsid="001e42ac"/>
    </style:style>
    <style:style style:name="P6" style:family="paragraph" style:parent-style-name="Standard">
      <style:text-properties fo:font-weight="bold" officeooo:rsid="001e42ac" officeooo:paragraph-rsid="001e42ac" style:font-weight-asian="bold" style:font-weight-complex="bold"/>
    </style:style>
    <style:style style:name="P7" style:family="paragraph" style:parent-style-name="Standard">
      <style:text-properties officeooo:rsid="00183041" officeooo:paragraph-rsid="00183041"/>
    </style:style>
    <style:style style:name="P8" style:family="paragraph" style:parent-style-name="Standard">
      <style:text-properties officeooo:rsid="001d341b" officeooo:paragraph-rsid="00183041"/>
    </style:style>
    <style:style style:name="P9" style:family="paragraph" style:parent-style-name="Standard">
      <style:text-properties officeooo:rsid="001d341b" officeooo:paragraph-rsid="001d341b"/>
    </style:style>
    <style:style style:name="P10" style:family="paragraph" style:parent-style-name="Standard">
      <style:text-properties fo:font-variant="normal" fo:text-transform="none" fo:color="#000000" style:text-line-through-style="none" style:font-name="Verdana" fo:font-size="8.25pt" fo:letter-spacing="normal" fo:font-style="normal" style:text-underline-style="none" fo:font-weight="normal" officeooo:rsid="001b5c56" officeooo:paragraph-rsid="001e42ac" style:text-blinking="false" style:font-weight-asian="normal" style:font-weight-complex="normal"/>
    </style:style>
    <style:style style:name="P11" style:family="paragraph" style:parent-style-name="Standard">
      <style:text-properties fo:font-variant="normal" fo:text-transform="none" fo:color="#000000" style:text-line-through-style="none" style:font-name="Verdana" fo:font-size="8.25pt" fo:letter-spacing="normal" fo:font-style="normal" style:text-underline-style="none" fo:font-weight="normal" officeooo:rsid="001e42ac" officeooo:paragraph-rsid="001e42ac" style:text-blinking="false" style:font-weight-asian="normal" style:font-weight-complex="normal"/>
    </style:style>
    <style:style style:name="P12" style:family="paragraph" style:parent-style-name="Preformatted_20_Text">
      <style:text-properties fo:font-variant="normal" fo:text-transform="none" fo:color="#000000" style:text-line-through-style="none" style:font-name="Verdana" fo:font-size="8.25pt" fo:letter-spacing="normal" fo:font-style="normal" style:text-underline-style="none" fo:font-weight="normal" officeooo:rsid="001e42ac" officeooo:paragraph-rsid="001e42ac" style:text-blinking="false" style:font-weight-asian="normal" style:font-weight-complex="normal"/>
    </style:style>
    <style:style style:name="P13" style:family="paragraph" style:parent-style-name="Preformatted_20_Text">
      <style:text-properties fo:font-variant="normal" fo:text-transform="none" fo:color="#000000" style:text-line-through-style="none" style:font-name="Verdana" fo:font-size="8.25pt" fo:letter-spacing="normal" fo:font-style="normal" style:text-underline-style="none" fo:font-weight="normal" officeooo:rsid="001e42ac" officeooo:paragraph-rsid="001f0661" style:text-blinking="false" style:font-weight-asian="normal" style:font-weight-complex="normal"/>
    </style:style>
    <style:style style:name="P14" style:family="paragraph" style:parent-style-name="Preformatted_20_Text">
      <style:text-properties fo:font-variant="normal" fo:text-transform="none" fo:color="#000000" style:text-line-through-style="none" style:font-name="monospace" fo:font-size="9pt" fo:letter-spacing="normal" fo:font-style="normal" style:text-underline-style="none" fo:font-weight="normal" officeooo:rsid="001e42ac" officeooo:paragraph-rsid="001e42ac" style:text-blinking="false" style:font-size-asian="9pt" style:font-size-complex="9pt"/>
    </style:style>
    <style:style style:name="P15" style:family="paragraph" style:parent-style-name="Preformatted_20_Text">
      <style:text-properties fo:font-variant="normal" fo:text-transform="none" fo:color="#ab5603" style:text-line-through-style="none" style:font-name="monospace" fo:font-size="9pt" fo:letter-spacing="normal" fo:font-style="normal" style:text-underline-style="none" fo:font-weight="normal" officeooo:rsid="001e42ac" officeooo:paragraph-rsid="001e42ac" style:text-blinking="false" style:font-size-asian="9pt" style:font-size-complex="9pt"/>
    </style:style>
    <style:style style:name="P16" style:family="paragraph" style:parent-style-name="Preformatted_20_Text">
      <style:text-properties fo:font-variant="normal" fo:text-transform="none" fo:color="#234f32" style:text-line-through-style="none" style:font-name="monospace" fo:font-size="9pt" fo:letter-spacing="normal" fo:font-style="normal" style:text-underline-style="none" fo:font-weight="normal" officeooo:rsid="001e42ac" officeooo:paragraph-rsid="001e42ac" style:text-blinking="false" style:font-size-asian="9pt" style:font-size-complex="9pt"/>
    </style:style>
    <style:style style:name="P17" style:family="paragraph" style:parent-style-name="Preformatted_20_Text">
      <style:text-properties fo:font-variant="normal" fo:text-transform="none" fo:color="#234f32" style:text-line-through-style="none" style:font-name="monospace" fo:font-size="9pt" fo:letter-spacing="normal" fo:font-style="normal" style:text-underline-style="none" fo:font-weight="normal" officeooo:rsid="001e42ac" officeooo:paragraph-rsid="001e42ac" style:text-blinking="false"/>
    </style:style>
    <style:style style:name="T1" style:family="text">
      <style:text-properties officeooo:rsid="00183041"/>
    </style:style>
    <style:style style:name="T2" style:family="text">
      <style:text-properties officeooo:rsid="001b5c56"/>
    </style:style>
    <style:style style:name="T3" style:family="text">
      <style:text-properties officeooo:rsid="001d341b"/>
    </style:style>
    <style:style style:name="T4" style:family="text">
      <style:text-properties fo:font-variant="normal" fo:text-transform="none" fo:color="#000000" style:text-line-through-style="none" style:font-name="Verdana" fo:font-size="8.25pt" fo:letter-spacing="normal" fo:font-style="normal" style:text-underline-style="none" fo:font-weight="bold" officeooo:rsid="001d341b" style:text-blinking="false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font-name="Verdana" fo:font-size="8.25pt" fo:letter-spacing="normal" fo:font-style="normal" style:text-underline-style="none" fo:font-weight="normal" officeooo:rsid="001d341b" style:text-blinking="false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font-name="Verdana" fo:font-size="8.25pt" fo:letter-spacing="normal" fo:font-style="normal" style:text-underline-style="none" fo:font-weight="normal" officeooo:rsid="001b5c56" style:text-blinking="false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font-name="Verdana" fo:font-size="8.25pt" fo:letter-spacing="normal" fo:font-style="normal" style:text-underline-style="none" fo:font-weight="normal" officeooo:rsid="001e42ac" style:text-blinking="false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font-name="Verdana" fo:font-size="8.25pt" fo:letter-spacing="normal" fo:font-style="normal" style:text-underline-style="none" officeooo:rsid="001e42ac" style:text-blinking="false"/>
    </style:style>
    <style:style style:name="T9" style:family="text">
      <style:text-properties fo:font-variant="normal" fo:text-transform="none" fo:color="#000000" style:text-line-through-style="none" style:font-name="Verdana" fo:font-size="8.25pt" fo:letter-spacing="normal" fo:font-style="normal" style:text-underline-style="none" officeooo:rsid="001d341b" style:text-blinking="false"/>
    </style:style>
    <style:style style:name="T10" style:family="text">
      <style:text-properties fo:font-variant="normal" fo:text-transform="none" fo:color="#234f32" style:text-line-through-style="none" style:font-name="Verdana" fo:font-size="8.25pt" fo:letter-spacing="normal" fo:font-style="normal" style:text-underline-style="none" fo:font-weight="normal" officeooo:rsid="001e42ac" style:text-blinking="false"/>
    </style:style>
    <style:style style:name="T11" style:family="text">
      <style:text-properties fo:font-variant="normal" fo:text-transform="none" fo:color="#234f32" style:text-line-through-style="none" style:font-name="Verdana" fo:font-size="8.25pt" fo:letter-spacing="normal" fo:font-style="normal" style:text-underline-style="none" fo:font-weight="normal" officeooo:rsid="001e42ac" style:text-blinking="false" style:font-size-asian="9pt" style:font-size-complex="9pt"/>
    </style:style>
    <style:style style:name="T12" style:family="text">
      <style:text-properties fo:font-variant="normal" fo:text-transform="none" fo:color="#234f32" style:text-line-through-style="none" style:font-name="monospace" fo:font-size="9pt" fo:letter-spacing="normal" fo:font-style="normal" style:text-underline-style="none" fo:font-weight="normal" officeooo:rsid="001e42ac" style:text-blinking="false"/>
    </style:style>
    <style:style style:name="T13" style:family="text">
      <style:text-properties fo:font-variant="normal" fo:text-transform="none" fo:color="#234f32" style:text-line-through-style="none" style:font-name="monospace" fo:font-size="9pt" fo:letter-spacing="normal" fo:font-style="normal" style:text-underline-style="none" fo:font-weight="normal" officeooo:rsid="001e42ac" style:text-blinking="false" style:font-size-asian="9pt" style:font-size-complex="9pt"/>
    </style:style>
    <style:style style:name="T14" style:family="text">
      <style:text-properties fo:font-variant="normal" fo:text-transform="none" fo:color="#ab5603" style:text-line-through-style="none" style:font-name="monospace" fo:font-size="9pt" fo:letter-spacing="normal" fo:font-style="normal" style:text-underline-style="none" fo:font-weight="normal" officeooo:rsid="001e42ac" style:text-blinking="false" style:font-size-asian="9pt" style:font-size-complex="9pt"/>
    </style:style>
    <style:style style:name="T15" style:family="text">
      <style:text-properties officeooo:rsid="001e42ac"/>
    </style:style>
    <style:style style:name="T16" style:family="text">
      <style:text-properties officeooo:rsid="001f06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 text:c="61"/>Django Installation Manual</text:p>
      <text:p text:style-name="P7"/>
      <text:p text:style-name="P1"><text:span text:style-name="T1">1) <text:s/></text:span><text:span text:style-name="T2">s</text:span><text:span text:style-name="T1">udo apt</text:span><text:span text:style-name="T2">-get install python-setuptools</text:span></text:p>
      <text:p text:style-name="P7">2) <text:s/>sudo easy_install virtualenv</text:p>
      <text:p text:style-name="P8">3) <text:s/>mkdir virtualenvire</text:p>
      <text:p text:style-name="P9">4) <text:s/>cd virtualenvire</text:p>
      <text:p text:style-name="P1"><text:span text:style-name="T3">5</text:span><text:span text:style-name="T1">) <text:s/>virtualenv –</text:span><text:span text:style-name="T2">no-site-packages django-tushar</text:span></text:p>
      <text:p text:style-name="P7"/>
      <text:p text:style-name="P1"><text:span text:style-name="T1"><text:s text:c="5"/>NOTE: 1</text:span><text:span text:style-name="T2">-</text:span><text:span text:style-name="T1"> ” virtualenv” is a command to create a new virtualenv</text:span></text:p>
      <text:p text:style-name="P7"/>
      <text:p text:style-name="P1"><text:span text:style-name="T1"><text:s text:c="19"/>2</text:span><text:span text:style-name="T2">-</text:span><text:span text:style-name="T1">“</text:span><text:span text:style-name="T2">--</text:span><text:span text:style-name="T1">no</text:span><text:span text:style-name="T2">-</text:span><text:span text:style-name="T1">site</text:span><text:span text:style-name="T2">-</text:span><text:span text:style-name="T1">packages” <text:s/>ensure that this virtual environment does not include </text:span></text:p>
      <text:p text:style-name="P7"/>
      <text:p text:style-name="P7"><text:s text:c="28"/>any packages that are already installed in exising system. We install </text:p>
      <text:p text:style-name="P7"/>
      <text:p text:style-name="P7"><text:s text:c="28"/>everything from scratch</text:p>
      <text:p text:style-name="P7"/>
      <text:p text:style-name="P3"><text:span text:style-name="T1"><text:s text:c="17"/>3</text:span><text:span text:style-name="T2">-</text:span><text:span text:style-name="T1"> </text:span><text:span text:style-name="T2"><text:s/>django-tushar</text:span><text:span text:style-name="T1"> is th</text:span><text:span text:style-name="T15">e</text:span><text:span text:style-name="T1"> name of your virtual environement</text:span></text:p>
      <text:p text:style-name="P7"/>
      <text:p text:style-name="P7"><text:s/></text:p>
      <text:p text:style-name="P7"/>
      <text:p text:style-name="P1"><text:span text:style-name="T3">6</text:span>) <text:s text:c="3"/>source name_of_env/bin/activate<text:span text:style-name="T2">(path to bin/activate)</text:span></text:p>
      <text:p text:style-name="P7"><text:s text:c="17"/>or</text:p>
      <text:p text:style-name="P7"><text:s text:c="10"/>workon name_of_env</text:p>
      <text:p text:style-name="P7"/>
      <text:p text:style-name="P1"><text:span text:style-name="T3">7</text:span><text:span text:style-name="T1">)command to know path of python</text:span></text:p>
      <text:p text:style-name="P7"><text:s text:c="28"/>which python</text:p>
      <text:p text:style-name="P7"/>
      <text:p text:style-name="P2"><text:span text:style-name="T3">8) Go to the link </text:span><text:a xlink:type="simple" xlink:href="https://www.djangoproject.com/download/"><text:span text:style-name="T3">https://www.djangoproject.com/download/</text:span></text:a><text:span text:style-name="T3"> <text:s text:c="2"/>and download</text:span></text:p>
      <text:p text:style-name="P2"><text:span text:style-name="T3"><text:s/></text:span><text:a xlink:type="simple" xlink:href="https://www.djangoproject.com/download/1.6.5/tarball/"><text:span text:style-name="T4">Django-1.6.5.tar.gz</text:span></text:a></text:p>
      <text:p text:style-name="P3"><text:span text:style-name="T4"><text:s text:c="2"/></text:span><text:span text:style-name="T5">then extract it inside virtualenvire/</text:span><text:span text:style-name="T6"> django-tushar</text:span></text:p>
      <text:p text:style-name="P10"/>
      <text:p text:style-name="P4"><text:span text:style-name="T8">9) cd <text:s/></text:span><text:a xlink:type="simple" xlink:href="https://www.djangoproject.com/download/1.6.5/tarball/"><text:span text:style-name="T9">Django-1.6.5</text:span></text:a></text:p>
      <text:p text:style-name="P11">10)python setup.py install </text:p>
      <text:p text:style-name="P11"/>
      <text:p text:style-name="P11">**********************************Installation done**********************************************</text:p>
      <text:p text:style-name="P11"/>
      <text:p text:style-name="P11"/>
      <text:p text:style-name="P11">1)Creating project</text:p>
      <text:p text:style-name="P12">django-admin.py startproject <text:s/>demosite</text:p>
      <text:p text:style-name="P13"><text:span text:style-name="T16">3)cd demosite</text:span></text:p>
      <text:p text:style-name="P12"><text:span text:style-name="T16">4</text:span>)run the project</text:p>
      <text:p text:style-name="P5"><text:span text:style-name="T7"><text:s text:c="2"/></text:span><text:span text:style-name="T12">python</text:span><text:span text:style-name="T10"> </text:span><text:span text:style-name="T12">manage.py</text:span><text:span text:style-name="T10"> </text:span><text:span text:style-name="T12">runserver</text:span></text:p>
      <text:p text:style-name="P5"><text:span text:style-name="T12">it will lead to <text:s/></text:span><text:a xlink:type="simple" xlink:href="http://127.0.0.1:8000/"><text:span text:style-name="T14">http://127.0.0.1:8000/</text:span></text:a></text:p>
      <text:p text:style-name="P14"><text:s/>or change project to serverip by</text:p>
      <text:p text:style-name="P15"/>
      <text:p text:style-name="P5"><text:span text:style-name="T13">python</text:span><text:span text:style-name="T11"> </text:span><text:span text:style-name="T13">manage.py</text:span><text:span text:style-name="T11"> </text:span><text:span text:style-name="T13">runserver serverip:port</text:span></text:p>
      <text:p text:style-name="P16"/>
      <text:p text:style-name="P16"><text:span text:style-name="T16">5</text:span>)for creating and updating database</text:p>
      <text:p text:style-name="P16">python manage.py syncdb</text:p>
      <text:p text:style-name="P17"/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Verdana" svg:font-family="Verdana, sans-serif"/>
    <style:font-face style:name="monospace" svg:font-family="monospac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shar </meta:initial-creator>
    <meta:creation-date>2014-05-18T22:47:12</meta:creation-date>
    <dc:date>2014-05-19T16:50:35</dc:date>
    <dc:creator>tushar </dc:creator>
    <meta:editing-duration>PT6H31M32S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1" meta:paragraph-count="33" meta:word-count="142" meta:character-count="1390" meta:non-whitespace-character-count="1043"/>
  </office:meta>
</office:document-meta>
</file>